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c06f3" officeooo:paragraph-rsid="000c06f3" style:font-size-asian="24pt" style:language-asian="zh" style:country-asian="CN" style:font-weight-asian="bold" style:font-size-complex="24pt" style:font-weight-complex="bold"/>
    </style:style>
    <style:style style:name="P2" style:family="paragraph" style:parent-style-name="Standard">
      <style:text-properties fo:font-size="17.1000003814697pt" fo:font-weight="normal" officeooo:rsid="000c06f3" officeooo:paragraph-rsid="000c06f3" style:font-size-asian="15pt" style:language-asian="zh" style:country-asian="CN" style:font-weight-asian="normal" style:font-size-complex="17.1000003814697pt" style:font-weight-complex="normal"/>
    </style:style>
    <style:style style:name="P3" style:family="paragraph" style:parent-style-name="Standard">
      <style:text-properties fo:font-size="17.1000003814697pt" fo:font-weight="normal" officeooo:rsid="000c76dc" officeooo:paragraph-rsid="000c76dc" style:font-size-asian="15pt" style:language-asian="zh" style:country-asian="CN" style:font-weight-asian="normal" style:font-size-complex="17.1000003814697pt" style:font-weight-complex="normal"/>
    </style:style>
    <style:style style:name="P4" style:family="paragraph" style:parent-style-name="Standard">
      <style:text-properties fo:font-size="17.1000003814697pt" fo:font-weight="normal" officeooo:rsid="000e426d" officeooo:paragraph-rsid="000e426d" style:font-size-asian="15pt" style:language-asian="zh" style:country-asian="CN" style:font-weight-asian="normal" style:font-size-complex="17.1000003814697pt" style:font-weight-complex="normal"/>
    </style:style>
    <style:style style:name="T1" style:family="text">
      <style:text-properties officeooo:rsid="000e42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并发</text:p>
      <text:p text:style-name="P2">互联网的项目中存在着大量的并发案例,如：卖火车票，电商网站</text:p>
      <text:p text:style-name="P2"/>
      <text:p text:style-name="P3">解决方案:</text:p>
      <text:p text:style-name="P3">针对线程的安全性问题，我们需要使用同步(就是加锁，共享资源只能一个人同时访问)锁</text:p>
      <text:p text:style-name="P3">语法:</text:p>
      <text:p text:style-name="P3">sy<text:span text:style-name="T1">nchronized(锁对象){</text:span></text:p>
      <text:p text:style-name="P3">//<text:span text:style-name="T1">操作共享资源的代码</text:span></text:p>
      <text:p text:style-name="P4">}</text:p>
      <text:p text:style-name="P4">同步代码加在什么地方?</text:p>
      <text:p text:style-name="P4">1,代码被多个线程访问</text:p>
      <text:p text:style-name="P4">2，代码中有共享的数据</text:p>
      <text:p text:style-name="P4">3, 共享数据被多条语句操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M42S</meta:editing-duration>
    <meta:editing-cycles>3</meta:editing-cycles>
    <meta:generator>LibreOffice/5.3.0.3$Windows_X86_64 LibreOffice_project/7074905676c47b82bbcfbea1aeefc84afe1c50e1</meta:generator>
    <dc:date>2018-01-04T23:46:12.999000000</dc:date>
    <meta:document-statistic meta:table-count="0" meta:image-count="0" meta:object-count="0" meta:page-count="1" meta:paragraph-count="12" meta:word-count="140" meta:character-count="158" meta:non-whitespace-character-count="157"/>
    <meta:user-defined meta:name="Info 1"/>
    <meta:user-defined meta:name="Info 2"/>
    <meta:user-defined meta:name="Info 3"/>
    <meta:user-defined meta:name="Info 4"/>
  </office:meta>
</office:document-meta>
</file>